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text-properties officeooo:rsid="0018c6ad" officeooo:paragraph-rsid="0018c6ad"/>
    </style:style>
    <style:style style:name="T1" style:family="text">
      <style:text-properties officeooo:rsid="0019789a"/>
    </style:style>
    <style:style style:name="T2" style:family="text">
      <style:text-properties officeooo:rsid="001a6b85"/>
    </style:style>
    <style:style style:name="T3" style:family="text">
      <style:text-properties officeooo:rsid="001c2355"/>
    </style:style>
    <style:style style:name="T4" style:family="text">
      <style:text-properties officeooo:rsid="001d5e01"/>
    </style:style>
    <style:style style:name="T5" style:family="text">
      <style:text-properties officeooo:rsid="001f5630"/>
    </style:style>
    <style:style style:name="T6" style:family="text">
      <style:text-properties officeooo:rsid="0020b7c0"/>
    </style:style>
    <style:style style:name="T7" style:family="text">
      <style:text-properties officeooo:rsid="0021d8e7"/>
    </style:style>
    <style:style style:name="T8" style:family="text">
      <style:text-properties officeooo:rsid="00222926"/>
    </style:style>
    <style:style style:name="T9" style:family="text">
      <style:text-properties officeooo:rsid="00224356"/>
    </style:style>
    <style:style style:name="T10" style:family="text">
      <style:text-properties officeooo:rsid="0023e3ae"/>
    </style:style>
    <style:style style:name="T11" style:family="text">
      <style:text-properties officeooo:rsid="00253926"/>
    </style:style>
    <style:style style:name="T12" style:family="text">
      <style:text-properties officeooo:rsid="002574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My assignment was to create a program that would log all the inputs and outputs of the console, log how long each session is, how many user inputs and system outputs are given, and to make a .csv file hold the number of sessions, how many times the user input something, how many times the system output something, and how long each session was. <text:span text:style-name="T1">I build this program on my program 4, because I believe that doing so would make it much easier to create. </text:span><text:span text:style-name="T2">For the new things, a double variable is created which is used to convert nano time into seconds since nano time is hard for a human to understand. </text:span><text:span text:style-name="T3">Two new long variables are startTime and endTime which are used to capture the start and end times of a session. A double called sessionLength will be used to hold the result of startTime minus endTime</text:span> <text:span text:style-name="T3">divided by nano to seconds. Int values of user_utterance and system_utterance are created with a value of 0 to start with. </text:span><text:span text:style-name="T4">A </text:span><text:span text:style-name="T5">L</text:span><text:span text:style-name="T4">ist is created which will be used to hold the line that will be put into the .csv file. </text:span><text:span text:style-name="T6">An int called numChatFile is created with the starting value of 1 which is used for the csv file later. </text:span><text:span text:style-name="T7">Before the do while loop, startTime is set to the current nano time and some formatting is done with the local time to allow it to be used for the name of the output log. </text:span><text:span text:style-name="T8">Speaking of which, in a do while loop and a try and catch block an output log file is created and a file writer for the new file. </text:span><text:span text:style-name="T9">After every user response or system console output the same thing is also put into the output log file. Now, when the program is exited the program will write the standard stuff to the output log file but also write in the total duration and the amount of user utterances and system utterances. Then, it enters a try and catch block where the csv file is created or just written to. It uses a filewriter to write to the file, and a buffered reader to read the file to find out where to add the new data and to get the proper amount of sessions. </text:span><text:span text:style-name="T10">A small while loop is used to determine the amount of sessions by counting the number of lines with data in the csv file. </text:span><text:span text:style-name="T11">Then, the list gets the session number, user utterances, system utterances, and the time taken in the session </text:span><text:span text:style-name="T12">in an array</text:span><text:span text:style-name="T11">. </text:span><text:span text:style-name="T12">Then the program goes through a for loop that uses a stringbuilder object to create the properly formatted data to go into the csv fil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04T23:29:36.440000000</dc:date>
    <meta:editing-duration>PT23M38S</meta:editing-duration>
    <meta:editing-cycles>14</meta:editing-cycles>
    <meta:generator>LibreOffice/7.1.6.2$Windows_X86_64 LibreOffice_project/0e133318fcee89abacd6a7d077e292f1145735c3</meta:generator>
    <meta:document-statistic meta:table-count="0" meta:image-count="0" meta:object-count="0" meta:page-count="1" meta:paragraph-count="1" meta:word-count="448" meta:character-count="2350" meta:non-whitespace-character-count="1901"/>
  </office:meta>
</office:document-meta>
</file>